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195a" officeooo:paragraph-rsid="0013195a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3195a" officeooo:paragraph-rsid="0013195a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6da17" officeooo:paragraph-rsid="0016da17"/>
    </style:style>
    <style:style style:name="T1" style:family="text">
      <style:text-properties officeooo:rsid="00188d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ort dla klienta</text:p>
      <text:list xml:id="list1466272668" text:style-name="L1">
        <text:list-item>
          <text:p text:style-name="P2">Cel Projektu</text:p>
          <text:list>
            <text:list-item>
              <text:p text:style-name="P2">Celem Projektu jest stworzenie komunikatora pozwalającego na rozmowę wielu użytkow<text:span text:style-name="T1">n</text:span>ików jednocześnie z podziałem na pokoje oraz rozmowy prywatne. Rozmowy przesyłane będą poprzez dołączony do aplikacji serwer. Celem <text:span text:style-name="T1">priorytetowym</text:span> jest stworzenie odpowiedniej dokumentacji oraz projektów interfejsu. Finalnym etapem jest skrupulatne przetestowanie aplikacji zgodnie z wypisanymi planami testów</text:p>
            </text:list-item>
          </text:list>
        </text:list-item>
        <text:list-item>
          <text:p text:style-name="P2">Zakres projektu</text:p>
          <text:list>
            <text:list-item>
              <text:p text:style-name="P2">Określenie wykonywalności projektu na podstawie wytycznych klienta</text:p>
            </text:list-item>
            <text:list-item>
              <text:p text:style-name="P2">Rozeznanie pośród aplikacji podobnego typu</text:p>
            </text:list-item>
            <text:list-item>
              <text:p text:style-name="P2">Wykonanie wstępnej wersji aplikacji w ramach udowodnienia możliwości wykonywania projektu</text:p>
            </text:list-item>
            <text:list-item>
              <text:p text:style-name="P2">Implementacja reszty funkcjonalności</text:p>
            </text:list-item>
            <text:list-item>
              <text:p text:style-name="P2">Przeprowadzenie testów</text:p>
            </text:list-item>
            <text:list-item>
              <text:p text:style-name="P3">Sporządzenie dokume<text:span text:style-name="T1">n</text:span>tacji oraz wdrożenie</text:p>
            </text:list-item>
          </text:list>
        </text:list-item>
        <text:list-item>
          <text:p text:style-name="P3">Systemy zewnętrzne</text:p>
          <text:list>
            <text:list-item>
              <text:p text:style-name="P3">Serwer będzie funkcjonował na chmurze firmy Amazon, na systemie operacyjnym Ubuntu</text:p>
            </text:list-item>
          </text:list>
        </text:list-item>
        <text:list-item>
          <text:p text:style-name="P3">Opis Wymagań</text:p>
          <text:list>
            <text:list-item>
              <text:p text:style-name="P3">Łączenie z serwerem</text:p>
            </text:list-item>
            <text:list-item>
              <text:p text:style-name="P3">Wysyłan<text:span text:style-name="T1">i</text:span>e pseudonimu przez klienta oraz rejestracja tego pseudonimu w serwerze</text:p>
            </text:list-item>
            <text:list-item>
              <text:p text:style-name="P3">Wysyłanie wiadomości przez klienta oraz przekazywanie ich przez serwer dla innych </text:p>
            </text:list-item>
            <text:list-item>
              <text:p text:style-name="P3">Rejestracja pokoi</text:p>
            </text:list-item>
            <text:list-item>
              <text:p text:style-name="P3">Zmiana pokoi</text:p>
            </text:list-item>
            <text:list-item>
              <text:p text:style-name="P3">Wysyłanie wiadomości prywatnych</text:p>
            </text:list-item>
          </text:list>
        </text:list-item>
        <text:list-item>
          <text:p text:style-name="P3">Języki w których będzie pisany projekt: Java</text:p>
        </text:list-item>
        <text:list-item>
          <text:p text:style-name="P3">Aplikacja będzie dostępna na system Android, a serwer będzi<text:span text:style-name="T1">e</text:span> współpracował z Windowsem oraz Linuxem</text:p>
        </text:list-item>
        <text:list-item>
          <text:p text:style-name="P3">Kamienie milowe</text:p>
          <text:list>
            <text:list-item>
              <text:p text:style-name="P3">Poł<text:span text:style-name="T1">ą</text:span>czenie z serwerem</text:p>
            </text:list-item>
            <text:list-item>
              <text:p text:style-name="P3">Zmiany pokoi</text:p>
            </text:list-item>
            <text:list-item>
              <text:p text:style-name="P3">Wiadomości prywatne</text:p>
            </text:list-item>
          </text:list>
        </text:list-item>
        <text:list-item>
          <text:p text:style-name="P3">Demonstracja projektu będzie możliwa już od 01.04.2017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Omelan</meta:initial-creator>
    <meta:creation-date>2017-04-17T16:11:46.064749020</meta:creation-date>
    <dc:date>2017-04-17T22:08:59.067000000</dc:date>
    <meta:editing-duration>PT18M33S</meta:editing-duration>
    <meta:editing-cycles>3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26" meta:word-count="192" meta:character-count="1396" meta:non-whitespace-character-count="1254"/>
  </office:meta>
</office:document-meta>
</file>